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13" table:default-cell-style-name="Default"/>
        <table:table-row table:style-name="ro1">
          <table:table-cell office:value-type="float" office:value="92">
            <text:p>9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table:number-columns-repeated="3"/>
          <table:table-cell office:value-type="string">
            <text:p>3C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table:number-columns-repeated="3"/>
          <table:table-cell office:value-type="string">
            <text:p>3C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string">
            <text:p>3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string">
            <text:p>3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string">
            <text:p>6E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/>
        </table:table-row>
      </table:table>
      <table:table table:name="Foglio2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office:value-type="string">
            <text:p>channel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C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C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E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E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F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F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F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F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4E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4E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4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4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C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C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9B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9B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B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9B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C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C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A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9B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9B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9B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9B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string">
            <text:p>6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3C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3C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string">
            <text:p>6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9B</text:p>
          </table:table-cell>
          <table:table-cell office:value-type="string">
            <text:p>0C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9B</text:p>
          </table:table-cell>
          <table:table-cell office:value-type="string">
            <text:p>0C</text:p>
          </table:table-cell>
          <table:table-cell office:value-type="string">
            <text:p>6E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string">
            <text:p>0C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8B</text:p>
          </table:table-cell>
          <table:table-cell office:value-type="string">
            <text:p>0C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string">
            <text:p>6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E</text:p>
          </table:table-cell>
          <table:table-cell office:value-type="string">
            <text:p>6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E</text:p>
          </table:table-cell>
          <table:table-cell office:value-type="string">
            <text:p>6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4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4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3E</text:p>
          </table:table-cell>
          <table:table-cell office:value-type="string">
            <text:p>6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3E</text:p>
          </table:table-cell>
          <table:table-cell office:value-type="string">
            <text:p>6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3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3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string">
            <text:p>6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oglio2.A3:Foglio2.D2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29/11/2015</text:date>, <text:time>13.06.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Cafiero</meta:initial-creator>
    <meta:creation-date>2015-11-29T12:44:28.06</meta:creation-date>
    <dc:date>2015-11-29T13:06:27.84</dc:date>
    <dc:creator>Antonio Cafiero</dc:creator>
    <meta:editing-duration>PT22M</meta:editing-duration>
    <meta:editing-cycles>1</meta:editing-cycles>
    <meta:document-statistic meta:table-count="3" meta:cell-count="1248" meta:object-count="0"/>
    <meta:generator>OpenOffice/4.1.1$Win32 OpenOffice.org_project/411m6$Build-9775</meta:generator>
  </office:meta>
</office:document-meta>
</file>